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T Serif" svg:font-family="'PT Serif', arial"/>
    <style:font-face style:name="Roboto" svg:font-family="Roboto, 'trebuchet ms'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list-style-name="L1">
      <style:text-properties fo:font-size="10pt" style:font-size-asian="10pt" style:font-size-complex="10pt"/>
    </style:style>
    <style:style style:name="P6" style:family="paragraph" style:list-style-name="L2">
      <style:text-properties fo:font-size="10pt" style:font-size-asian="10pt" style:font-size-complex="10pt"/>
    </style:style>
    <style:style style:name="P7" style:family="paragraph" style:list-style-name="L3">
      <style:text-properties fo:font-size="10pt" style:font-size-asian="10pt" style:font-size-complex="10pt"/>
    </style:style>
    <style:style style:name="P8" style:family="paragraph" style:list-style-name="L4">
      <style:text-properties fo:font-size="10pt" style:font-size-asian="10pt" style:font-size-complex="10pt"/>
    </style:style>
    <style:style style:name="P9" style:family="paragraph" style:list-style-name="L5">
      <style:text-properties fo:font-size="10pt" style:font-size-asian="10pt" style:font-size-complex="10pt"/>
    </style:style>
    <style:style style:name="P10" style:family="paragraph" style:list-style-name="L6">
      <style:text-properties fo:font-size="10pt" style:font-size-asian="10pt" style:font-size-complex="10pt"/>
    </style:style>
    <style:style style:name="P11" style:family="paragraph" style:list-style-name="L7">
      <style:text-properties fo:font-size="10pt" style:font-size-asian="10pt" style:font-size-complex="10pt"/>
    </style:style>
    <style:style style:name="P12" style:family="paragraph" style:list-style-name="L8">
      <style:text-properties fo:font-size="10pt" style:font-size-asian="10pt" style:font-size-complex="10pt"/>
    </style:style>
    <style:style style:name="P13" style:family="paragraph" style:list-style-name="L9">
      <style:text-properties fo:font-size="10pt" style:font-size-asian="10pt" style:font-size-complex="10pt"/>
    </style:style>
    <style:style style:name="P14" style:family="paragraph" style:list-style-name="L10">
      <style:text-properties fo:font-size="10pt" style:font-size-asian="10pt" style:font-size-complex="10pt"/>
    </style:style>
    <style:style style:name="P15" style:family="paragraph" style:list-style-name="L11">
      <style:text-properties fo:font-size="10pt" style:font-size-asian="10pt" style:font-size-complex="10pt"/>
    </style:style>
    <style:style style:name="P16" style:family="paragraph" style:list-style-name="L12">
      <style:text-properties fo:font-size="10pt" style:font-size-asian="10pt" style:font-size-complex="10pt"/>
    </style:style>
    <style:style style:name="P17" style:family="paragraph" style:list-style-name="L13">
      <style:text-properties fo:font-size="10pt" style:font-size-asian="10pt" style:font-size-complex="10pt"/>
    </style:style>
    <style:style style:name="P18" style:family="paragraph" style:list-style-name="L14">
      <style:text-properties fo:font-size="10pt" style:font-size-asian="10pt" style:font-size-complex="10pt"/>
    </style:style>
    <style:style style:name="P19" style:family="paragraph" style:list-style-name="L15">
      <style:text-properties fo:font-size="10pt" style:font-size-asian="10pt" style:font-size-complex="10pt"/>
    </style:style>
    <style:style style:name="T1" style:family="text">
      <style:text-properties fo:font-weight="bold" loext:padding="0cm" loext:border="none"/>
    </style:style>
    <style:style style:name="T2" style:family="text">
      <style:text-properties fo:font-style="italic" fo:font-weight="bold"/>
    </style:style>
    <style:style style:name="T3" style:family="text">
      <style:text-properties style:font-name="PT Serif" fo:font-style="normal" fo:font-weight="normal"/>
    </style:style>
    <style:style style:name="T4" style:family="text">
      <style:text-properties style:font-name="PT Serif" fo:font-size="13.5pt" fo:font-style="normal" fo:font-weight="normal"/>
    </style:style>
    <style:style style:name="T5" style:family="text">
      <style:text-properties fo:color="#111111" loext:opacity="100%" style:font-name="Roboto" fo:font-weight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klavesove-zkratky-pro-windows-10"/>Klávesové zkratky pro Windows 10</text:h>
      <text:h text:style-name="Heading_20_3" text:outline-level="3"><text:bookmark text:name="prace-s-okny"/>Práce s okny</text:h>
      <text:list xml:id="list1889590831" text:style-name="L1">
        <text:list-item>
          <text:p text:style-name="Text_20_body">Windows + šipka doleva – připne aktivní okno na levou část obrazovky</text:p>
        </text:list-item>
        <text:list-item>
          <text:p text:style-name="Text_20_body">Windows + šipka doprava – připne aktivní okno na pravou část obrazovky</text:p>
        </text:list-item>
        <text:list-item>
          <text:p text:style-name="Text_20_body">Windows + šipka dolů – minimalizuje aktivní okno do hlavní lišty</text:p>
        </text:list-item>
        <text:list-item>
          <text:p text:style-name="Text_20_body">Windows + šipka nahoru – maximalizuje aktivní okno</text:p>
        </text:list-item>
        <text:list-item>
          <text:p text:style-name="Text_20_body">Windows + Tab – zobrazí náhled na všechna otevřená okna. Ty lze uzavírat anebo přesouvat do virtuálních ploch (více níže).</text:p>
        </text:list-item>
        <text:list-item>
          <text:p text:style-name="Text_20_body">Alt + Tab – klávesová zkratka, která nově zobrazuje větší náhledy a otevřená okna ze všech ploch. Použitím a opakovaným stisknutím klávesy Tab se lze mezi okny přepínat</text:p>
        </text:list-item>
      </text:list>
      <text:h text:style-name="Heading_20_3" text:outline-level="3"><text:bookmark text:name="virtualni-plocha"/>Virtuální plocha</text:h>
      <text:list xml:id="list1535158749" text:style-name="L2">
        <text:list-item>
          <text:p text:style-name="Text_20_body">Windows + Ctrl + D – vytvoří novou virtuální plochu a přepne se na ni</text:p>
        </text:list-item>
        <text:list-item>
          <text:p text:style-name="Text_20_body">Windows + Ctrl + F4 – zavře aktuální virtuální plochu</text:p>
        </text:list-item>
        <text:list-item>
          <text:p text:style-name="Text_20_body">Windows + Ctrl + šipka vpravo nebo vlevo – přepne se mezi virtuální plochou vpravo nebo vlevo</text:p>
        </text:list-item>
      </text:list>
      <text:h text:style-name="Heading_20_3" text:outline-level="3"><text:bookmark text:name="prikazovy-radek"/>Příkazový řádek</text:h>
      <text:list xml:id="list2957483457" text:style-name="L3">
        <text:list-item>
          <text:p text:style-name="Text_20_body">Shift + šipka vlevo – označí text vlevo od kurzoru</text:p>
        </text:list-item>
        <text:list-item>
          <text:p text:style-name="Text_20_body">Shift + šipka vpravo – označí text vpravo od kurzoru</text:p>
        </text:list-item>
        <text:list-item>
          <text:p text:style-name="Text_20_body">Shift + Ctrl + šipka vlevo nebo vpravo – označí celý blok textu</text:p>
        </text:list-item>
        <text:list-item>
          <text:p text:style-name="Text_20_body">Ctrl + C nebo Ctrl + Insert – zkopíruje vybraný text v příkazovém řádku do schránky Windows</text:p>
        </text:list-item>
        <text:list-item>
          <text:p text:style-name="Text_20_body">Ctrl + V nebo Shift + Insert – vloží zkopírovaný text na místo, kde se nachází kurzor myši</text:p>
        </text:list-item>
        <text:list-item>
          <text:p text:style-name="Text_20_body">Ctrl + A – označí veškerý text v aktuálním řádku příkazové řádky, pokud ho řádek obsahuje. Pokud je prázdný, vyberte veškerý text</text:p>
        </text:list-item>
      </text:list>
      <text:h text:style-name="Heading_20_2" text:outline-level="2"><text:bookmark text:name="Dalsi-klavesove-zkratky-pro-Windows-obecne"/><text:bookmark text:name="dalsi-klavesove-zkratky-pro-windows-obecne"/>Další klávesové zkratky pro Windows obecně</text:h>
      <text:p text:style-name="P4">Jak napsat zavináč? Buď pomocí ALT+64 (na numerické klávesnici) nebo AltGr+V (ten Alt vpravo od mezerníku).</text:p>
      <text:h text:style-name="Heading_20_2" text:outline-level="2"><text:bookmark text:name="Dalsi-klavesove-zkratky-pro-Windows-obecne-2"/><text:bookmark text:name="dalsi-klavesove-zkratky-pro-windows-obecne1"/>Další klávesové zkratky pro Windows obecně</text:h>
      <text:p text:style-name="P4">Jak napsat zavináč? Buď pomocí ALT+64 (na numerické klávesnici) nebo AltGr+V (ten Alt vpravo od mezerníku).</text:p>
      <text:p text:style-name="P4"><text:bookmark text:name="kombinace-klaves-systemu-windows"/>Kombinace kláves systému Windows</text:p>
      <text:list xml:id="list223923313" text:style-name="L4">
        <text:list-item>
          <text:p text:style-name="Text_20_body">F1: Nápověda</text:p>
        </text:list-item>
        <text:list-item>
          <text:p text:style-name="Text_20_body">CTRL + ESC: Otevření nabídky Start</text:p>
        </text:list-item>
        <text:list-item>
          <text:p text:style-name="Text_20_body">ALT + TAB: Přepnutí mezi otevřenými programy</text:p>
        </text:list-item>
        <text:list-item>
          <text:p text:style-name="Text_20_body">ALT + F4: Ukončení programu</text:p>
        </text:list-item>
        <text:list-item>
          <text:p text:style-name="Text_20_body">SHIFT + DELETE: Trvalé odstranění položky</text:p>
        </text:list-item>
        <text:list-item>
          <text:p text:style-name="Text_20_body">Logo Windows + L: Uzamknutí počítače (bez použití kombinace kláves CTRL + ALT + DELETE)</text:p>
        </text:list-item>
      </text:list>
      <text:h text:style-name="Heading_20_3" text:outline-level="3"><text:bookmark text:name="kombinace-klaves-programu-systemu-windows"/>Kombinace kláves programů systému Windows</text:h>
      <text:list xml:id="list3032652817" text:style-name="L5">
        <text:list-item>
          <text:p text:style-name="Text_20_body">CTRL + C: Kopírování</text:p>
        </text:list-item>
        <text:list-item>
          <text:p text:style-name="Text_20_body"><text:soft-page-break/>CTRL + X: Vyjmutí</text:p>
        </text:list-item>
        <text:list-item>
          <text:p text:style-name="Text_20_body">CTRL + V: Vložení</text:p>
        </text:list-item>
        <text:list-item>
          <text:p text:style-name="Text_20_body">CTRL + Z: Vrácení zpět</text:p>
        </text:list-item>
        <text:list-item>
          <text:p text:style-name="Text_20_body">CTRL + B: Tučné písmo</text:p>
        </text:list-item>
        <text:list-item>
          <text:p text:style-name="Text_20_body">CTRL + U: Podtržení</text:p>
        </text:list-item>
        <text:list-item>
          <text:p text:style-name="Text_20_body">CTRL + I: Kurzíva</text:p>
        </text:list-item>
      </text:list>
      <text:h text:style-name="Heading_20_3" text:outline-level="3"><text:bookmark text:name="kombinace-kliknuti-mysi-a-modifikatoru-klavesnice-pro-objekty-prostredi"/>Kombinace kliknutí myši a modifikátoru klávesnice pro objekty prostředí</text:h>
      <text:list xml:id="list378619287" text:style-name="L6">
        <text:list-item>
          <text:p text:style-name="Text_20_body">SHIFT + kliknutí pravým tlačítkem: Zobrazení místní nabídky obsahující alternativní příkazy</text:p>
        </text:list-item>
        <text:list-item>
          <text:p text:style-name="Text_20_body">SHIFT + dvojí kliknutí: Spuštění alternativního výchozího příkazu (druhá položka nabídky)</text:p>
        </text:list-item>
        <text:list-item>
          <text:p text:style-name="Text_20_body">ALT + dvojí kliknutí: Zobrazení vlastností</text:p>
        </text:list-item>
        <text:list-item>
          <text:p text:style-name="Text_20_body">SHIFT + DELETE: Okamžité odstranění položky bez umístění do koše</text:p>
        </text:list-item>
      </text:list>
      <text:h text:style-name="Heading_20_2" text:outline-level="2"><text:bookmark text:name="Klavesove-zkratky-pouze-pro-klavesnici-ve-Windows"/><text:bookmark text:name="klavesove-zkratky-pouze-pro-klavesnici-ve-windows"/>Klávesové zkratky pouze pro klávesnici ve Windows</text:h>
      <text:list xml:id="list1311489962" text:style-name="L7">
        <text:list-item>
          <text:p text:style-name="Text_20_body">F1: Spuštění nápovědy systému Windows</text:p>
        </text:list-item>
        <text:list-item>
          <text:p text:style-name="Text_20_body">F10: Aktivace možností panelu nabídek</text:p>
        </text:list-item>
        <text:list-item>
          <text:p text:style-name="Text_20_body">SHIFT + F10 Otevření místní nabídky pro vybranou položku (totéž jako kliknutí na objekt pravým tlačítkem myši)</text:p>
        </text:list-item>
        <text:list-item>
          <text:p text:style-name="Text_20_body">CTRL + ESC: Otevření nabídky Start (výběr položek pomocí kláves se šipkami)</text:p>
        </text:list-item>
        <text:list-item>
          <text:p text:style-name="Text_20_body">CTRL + ESC nebo ESC: Výběr tlačítka Start (výběr hlavního panelu stisknutím klávesy TAB, zobrazení kontextové nabídky stisknutím kombinace kláves SHIFT + F10)</text:p>
        </text:list-item>
        <text:list-item>
          <text:p text:style-name="Text_20_body">CTRL + SHIFT + ESC: Spuštění Správce úloh systému Windows</text:p>
        </text:list-item>
        <text:list-item>
          <text:p text:style-name="Text_20_body">ALT + ŠIPKA DOLŮ: Otevření rozevíracího seznamu</text:p>
        </text:list-item>
        <text:list-item>
          <text:p text:style-name="Text_20_body">ALT + TAB: Přepnutí do jiného spuštěného programu (zobrazení okna pro přepnutí podržením klávesy ALT a následným stisknutím klávesy TAB)</text:p>
        </text:list-item>
        <text:list-item>
          <text:p text:style-name="Text_20_body">SHIFT: Nepoužití funkce Automatické spuštění (stisknutí a podržení klávesy SHIFT při vložení disku CD-ROM)</text:p>
        </text:list-item>
        <text:list-item>
          <text:p text:style-name="Text_20_body">ALT + MEZERNÍK: Zobrazení nabídky Systém hlavního okna (pomocí nabídky Systém lze obnovit, přesunout, minimalizovat, maximalizovat nebo zavřít okno či změnit jeho velikost)</text:p>
        </text:list-item>
        <text:list-item>
          <text:p text:style-name="Text_20_body">ALT + -(ALT + pomlčka): Zobrazení nabídky Systém podřízeného okna rozhraní MDI (Multiple Document Interface) (pomocí nabídky Systém lze obnovit, přesunout, minimalizovat, maximalizovat nebo zavřít okno či změnit jeho velikost)</text:p>
        </text:list-item>
        <text:list-item>
          <text:p text:style-name="Text_20_body">CTRL + TAB: Přepnutí do dalšího podřízeného okna programu s rozhraním MDI (Multiple Document Interface)</text:p>
        </text:list-item>
        <text:list-item>
          <text:p text:style-name="Text_20_body">ALT + podtržené písmeno v nabídce: Otevření nabídky</text:p>
        </text:list-item>
        <text:list-item>
          <text:p text:style-name="Text_20_body">ALT + F4: Zavření aktuálního okna</text:p>
        </text:list-item>
        <text:list-item>
          <text:p text:style-name="Text_20_body">CTRL + F4: Zavření aktuálního okna rozhraní MDI (více Document Interface)</text:p>
        </text:list-item>
        <text:list-item>
          <text:p text:style-name="Text_20_body">ALT + F6: Přepnutí mezi více okny ve stejném programu (je-li například zobrazeno dialogové okno Najít programu Poznámkový blok, kombinace kláves ALT+F6 přepíná mezi dialogovým oknem Najít a hlavním oknem programu Poznámkový blok)</text:p>
        </text:list-item>
      </text:list>
      <text:h text:style-name="Heading_20_2" text:outline-level="2"><text:bookmark text:name="Objekty-prostredi-a-zastupci-obecnych-slozek-ci-Pruzkumnika-Windows"/><text:bookmark text:name="objekty-prostredi-a-zastupci-obecnych-slozek-ci-pruzkumnika-windows"/>Objekty prostředí a zástupci obecných složek či Průzkumníka Windows</text:h>
      <text:p text:style-name="P4">Pro vybraný objekt:</text:p>
      <text:list xml:id="list4155773192" text:style-name="L8">
        <text:list-item>
          <text:p text:style-name="Text_20_body"><text:soft-page-break/>F2: Přejmenování objektu</text:p>
        </text:list-item>
        <text:list-item>
          <text:p text:style-name="Text_20_body">F3: Vyhledání všech souborů</text:p>
        </text:list-item>
        <text:list-item>
          <text:p text:style-name="Text_20_body">CTRL + X: Vyjmutí</text:p>
        </text:list-item>
        <text:list-item>
          <text:p text:style-name="Text_20_body">CTRL + C: Kopírování</text:p>
        </text:list-item>
        <text:list-item>
          <text:p text:style-name="Text_20_body">CTRL + V: Vložení</text:p>
        </text:list-item>
        <text:list-item>
          <text:p text:style-name="Text_20_body">SHIFT + DELETE: Okamžité odstranění výběru, bez přesouvání položky do koše</text:p>
        </text:list-item>
        <text:list-item>
          <text:p text:style-name="Text_20_body">ALT + ENTER: Otevření okna vlastností pro vybraný objekt</text:p>
        </text:list-item>
      </text:list>
      <text:h text:style-name="Heading_20_3" text:outline-level="3"><text:bookmark text:name="kopirovani-souboru"/>Kopírování souboru</text:h>
      <text:p text:style-name="P4">Stiskněte a podržte klávesu CTRL a přetáhněte soubor do jiné složky.</text:p>
      <text:h text:style-name="Heading_20_3" text:outline-level="3"><text:bookmark text:name="vytvoreni-zastupce"/>Vytvoření zástupce</text:h>
      <text:p text:style-name="P4">Stiskněte a podržte klávesu CTRL + SHIFT a přetáhněte soubor na plochu nebo do nějaké složky.</text:p>
      <text:h text:style-name="Heading_20_3" text:outline-level="3"><text:bookmark text:name="ovladani-obecnych-slozek-ci-zastupcu"/>Ovládání obecných složek či zástupců</text:h>
      <text:list xml:id="list3228473349" text:style-name="L9">
        <text:list-item>
          <text:p text:style-name="Text_20_body">F4: Výběr pole Přejít do jiné složky a přesun po položkách v poli směrem dolů (je-li panel nástrojů aktivní v Průzkumníku Windows)</text:p>
        </text:list-item>
        <text:list-item>
          <text:p text:style-name="Text_20_body">F5: Aktualizace aktuálního okna</text:p>
        </text:list-item>
        <text:list-item>
          <text:p text:style-name="Text_20_body">F6: Přesun mezi podokny v Průzkumníku Windows</text:p>
        </text:list-item>
        <text:list-item>
          <text:p text:style-name="Text_20_body">CTRL + G: Otevření nástroje Přejít do složky (jen v Průzkumníku ve Windows 95 )</text:p>
        </text:list-item>
        <text:list-item>
          <text:p text:style-name="Text_20_body">CTRL + Z: Vrácení posledního příkazu zpět</text:p>
        </text:list-item>
        <text:list-item>
          <text:p text:style-name="Text_20_body">CTRL + A: Výběr všech položek v aktuálním okně</text:p>
        </text:list-item>
        <text:list-item>
          <text:p text:style-name="Text_20_body">BACKSPACE: Přepnutí do nadřazené složky</text:p>
        </text:list-item>
        <text:list-item>
          <text:p text:style-name="Text_20_body">SHIFT + kliknutí + tlačítko Zavřít: Ve složce: zavření aktuální složky a všech nadřazených složek</text:p>
        </text:list-item>
      </text:list>
      <text:h text:style-name="Heading_20_3" text:outline-level="3"><text:bookmark text:name="ovladani-stromu-pruzkumnika-windows"/>Ovládání stromu Průzkumníka Windows</text:h>
      <text:list xml:id="list1067210100" text:style-name="L10">
        <text:list-item>
          <text:p text:style-name="Text_20_body">* na numerické klávesnici: Rozbalení všech položek pod aktuálním výběrem</text:p>
        </text:list-item>
        <text:list-item>
          <text:p text:style-name="Text_20_body">+ na numerické klávesnici: Rozbalení aktuálního výběru</text:p>
        </text:list-item>
        <text:list-item>
          <text:p text:style-name="Text_20_body">– na numerické klávesnici: Sbalení aktuálního výběru</text:p>
        </text:list-item>
        <text:list-item>
          <text:p text:style-name="Text_20_body">ŠIPKA VPRAVO: Rozbalení aktuálního výběru, pokud není rozbalený, jinak přechod na první podřízenou položku</text:p>
        </text:list-item>
        <text:list-item>
          <text:p text:style-name="Text_20_body">ŠIPKA VLEVO: Sbalení aktuálního výběru, pokud je rozbalený, jinak přechod k nadřazené položce</text:p>
        </text:list-item>
      </text:list>
      <text:h text:style-name="Heading_20_3" text:outline-level="3"><text:bookmark text:name="ovladani-vlastnosti"/>Ovládání vlastností</text:h>
      <text:list xml:id="list1295272856" text:style-name="L11">
        <text:list-item>
          <text:p text:style-name="Text_20_body">CTRL + TAB/CTRL + SHIFT + TAB: Procházení karet vlastností</text:p>
        </text:list-item>
      </text:list>
      <text:h text:style-name="Heading_20_3" text:outline-level="3"><text:bookmark text:name="klavesove-zkratky-funkci-usnadneni"/>Klávesové zkratky funkcí usnadnění</text:h>
      <text:list xml:id="list2335328137" text:style-name="L12">
        <text:list-item>
          <text:p text:style-name="Text_20_body">Pět stisknutí klávesy SHIFT: Přepínání funkce Jedním prstem</text:p>
        </text:list-item>
        <text:list-item>
          <text:p text:style-name="Text_20_body">Stisknutí a podržení pravé klávesy SHIFT po dobu osmi sekund: Přepínání funkce Filtrování kláves</text:p>
        </text:list-item>
        <text:list-item>
          <text:p text:style-name="Text_20_body">Stisknutí a podržení klávesy NUM LOCK po dobu pěti sekund: Přepínání funkce Ozvučení kláves</text:p>
        </text:list-item>
        <text:list-item>
          <text:p text:style-name="Text_20_body">LEVÝ ALT + LEVÝ SHIFT + NUM LOCK: Přepínání funkce Myš klávesnicí</text:p>
        </text:list-item>
        <text:list-item>
          <text:p text:style-name="Text_20_body">LEVÝ ALT + LEVÝ SHIFT + PRINT SCREEN: Přepínání vysokého kontrastu</text:p>
        </text:list-item>
      </text:list>
      <text:h text:style-name="Heading_20_3" text:outline-level="3"><text:bookmark text:name="klavesy-klavesnice-microsoft-natural-keyboard"/><text:soft-page-break/>Klávesy klávesnice Microsoft Natural Keyboard</text:h>
      <text:list xml:id="list2418517826" text:style-name="L13">
        <text:list-item>
          <text:p text:style-name="Text_20_body">Logo Windows: Nabídka Start</text:p>
        </text:list-item>
        <text:list-item>
          <text:p text:style-name="Text_20_body">Logo Windows + R: Dialogové okno Spustit</text:p>
        </text:list-item>
        <text:list-item>
          <text:p text:style-name="Text_20_body">Logo Windows + M: Minimalizace všech</text:p>
        </text:list-item>
        <text:list-item>
          <text:p text:style-name="Text_20_body">SHIFT + logo Windows + M: Vrácení zpět minimalizace všech</text:p>
        </text:list-item>
        <text:list-item>
          <text:p text:style-name="Text_20_body">Logo Windows + F1: Nápověda</text:p>
        </text:list-item>
        <text:list-item>
          <text:p text:style-name="Text_20_body">Logo Windows + E: Průzkumník Windows</text:p>
        </text:list-item>
        <text:list-item>
          <text:p text:style-name="Text_20_body">Logo Windows + F: Funkce Najít soubory nebo složky</text:p>
        </text:list-item>
        <text:list-item>
          <text:p text:style-name="Text_20_body">Logo Windows + D: Minimalizace všech otevřených oken a zobrazení plochy</text:p>
        </text:list-item>
        <text:list-item>
          <text:p text:style-name="Text_20_body">CTRL + logo Windows + F: Vyhledání počítače</text:p>
        </text:list-item>
        <text:list-item>
          <text:p text:style-name="Text_20_body">CTRL + logo Windows + TAB: Přesunutí fokusu z nabídky Start na panel Rychlé spuštění na hlavním panelu systému (pro přesun fokusu na položky na panelu Rychlé spuštění a na hlavním panelu systému použijte klávesy ŠIPKA VPRAVO a ŠIPKA VLEVO)</text:p>
        </text:list-item>
        <text:list-item>
          <text:p text:style-name="Text_20_body">Logo Windows + TAB: Cyklické procházení tlačítek na hlavním panelu</text:p>
        </text:list-item>
        <text:list-item>
          <text:p text:style-name="Text_20_body">Logo Windows + BREAK: Dialogové okno Vlastnosti systému</text:p>
        </text:list-item>
        <text:list-item>
          <text:p text:style-name="Text_20_body">Klávesa Aplikace: Zobrazení místní nabídky pro vybranou položku</text:p>
        </text:list-item>
      </text:list>
      <text:h text:style-name="Heading_20_3" text:outline-level="3"><text:bookmark text:name="klavesnice-microsoft-natural-keyboard-s-nainstalovanym-softwarem-intellitype"/>Klávesnice Microsoft Natural Keyboard s nainstalovaným softwarem IntelliType</text:h>
      <text:list xml:id="list2920309987" text:style-name="L14">
        <text:list-item>
          <text:p text:style-name="Text_20_body">Logo Windows + L: Odhlášení od systému Windows</text:p>
        </text:list-item>
        <text:list-item>
          <text:p text:style-name="Text_20_body">Logo Windows + P: Spuštění správce tisku</text:p>
        </text:list-item>
        <text:list-item>
          <text:p text:style-name="Text_20_body">Logo Windows + C: Otevření ovládacích panelů</text:p>
        </text:list-item>
        <text:list-item>
          <text:p text:style-name="Text_20_body">Logo Windows + V: Spuštění schránky</text:p>
        </text:list-item>
        <text:list-item>
          <text:p text:style-name="Text_20_body">Logo Windows + K: Otevření dialogového okna Vlastnosti klávesnice</text:p>
        </text:list-item>
        <text:list-item>
          <text:p text:style-name="Text_20_body">Logo Windows + I: Otevření dialogového okna Vlastnosti myši</text:p>
        </text:list-item>
        <text:list-item>
          <text:p text:style-name="Text_20_body">Logo Windows + A: Spuštění možností usnadnění (jsou-li nainstalovány)</text:p>
        </text:list-item>
        <text:list-item>
          <text:p text:style-name="Text_20_body">Logo Windows + MEZERNÍK: Zobrazení seznamu klávesových zkratek Microsoft IntelliType</text:p>
        </text:list-item>
        <text:list-item>
          <text:p text:style-name="Text_20_body">Logo Windows + S: Přepínání klávesy CAPS LOCK</text:p>
        </text:list-item>
      </text:list>
      <text:h text:style-name="Heading_20_3" text:outline-level="3"><text:bookmark text:name="klavesove-zkratky-pro-dialogova-okna"/>Klávesové zkratky pro dialogová okna</text:h>
      <text:list xml:id="list4277810798" text:style-name="L15">
        <text:list-item>
          <text:p text:style-name="Text_20_body">TAB: Přesunutí na další ovládací prvek v dialogovém okně</text:p>
        </text:list-item>
        <text:list-item>
          <text:p text:style-name="Text_20_body">SHIFT + TAB: Přesunutí na předchozí ovládací prvek v dialogovém okně</text:p>
        </text:list-item>
        <text:list-item>
          <text:p text:style-name="Text_20_body">MEZERNÍK: Je-li aktuální ovládací prvek tlačítko, kliknutí na toto tlačítko; je-li aktuální ovládací prvek zaškrtávací políčko, přepnutí tohoto zaškrtávacího políčka; je-li aktuální ovládací prvek možnost, výběr této možnosti</text:p>
        </text:list-item>
        <text:list-item>
          <text:p text:style-name="Text_20_body">ENTER: Ekvivalent kliknutí na vybrané tlačítko (tlačítko s obrysem)</text:p>
        </text:list-item>
        <text:list-item>
          <text:p text:style-name="Text_20_body">ESC: Ekvivalent kliknutí na tlačítko Storno</text:p>
        </text:list-item>
        <text:list-item>
          <text:p text:style-name="Text_20_body">ALT + podtržené písmeno v položce dialogového okna: Přesunutí na odpovídající položku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T Serif" svg:font-family="'PT Serif', arial"/>
    <style:font-face style:name="Roboto" svg:font-family="Roboto, 'trebuchet ms'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5:10:15.172000000</meta:creation-date>
    <dc:date>2023-02-01T15:12:06.458000000</dc:date>
    <meta:editing-duration>PT1M51S</meta:editing-duration>
    <meta:editing-cycles>1</meta:editing-cycles>
    <meta:document-statistic meta:table-count="0" meta:image-count="0" meta:object-count="0" meta:page-count="4" meta:paragraph-count="127" meta:word-count="1337" meta:character-count="8174" meta:non-whitespace-character-count="7050"/>
    <meta:generator>LibreOffice/7.1.2.2$Windows_X86_64 LibreOffice_project/8a45595d069ef5570103caea1b71cc9d82b2aae4</meta:generator>
  </office:meta>
</office:document-meta>
</file>